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table:number-columns-repeated="1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Доступное золото Фонд УК Первая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 table:number-rows-repeated="104854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6">00.00.0000</text:date>, <text:time style:data-style-name="N2" text:time-value="15:29:37.78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9-26T15:30:56.729000000</dc:date>
    <meta:editing-duration>P1DT21H5M44S</meta:editing-duration>
    <meta:editing-cycles>931</meta:editing-cycles>
    <meta:document-statistic meta:table-count="1" meta:cell-count="73" meta:object-count="0"/>
  </office:meta>
</office:document-meta>
</file>